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 Mono1" svg:font-family="'Andale Mono'"/>
    <style:font-face style:name="Arial1" svg:font-family="Arial"/>
    <style:font-face style:name="DejaVu Sans Mono1" svg:font-family="'DejaVu Sans Mono'"/>
    <style:font-face style:name="Liberation Sans" svg:font-family="'Liberation Sans'"/>
    <style:font-face style:name="Liberation Serif2" svg:font-family="'Liberation Serif'"/>
    <style:font-face style:name="MinionProIt1" svg:font-family="MinionProIt"/>
    <style:font-face style:name="Andale Mono" svg:font-family="'Andale Mono'" style:font-pitch="variable"/>
    <style:font-face style:name="Arial" svg:font-family="Arial" style:font-pitch="variable"/>
    <style:font-face style:name="DejaVu Sans1" svg:font-family="'DejaVu Sans'" style:font-pitch="variable"/>
    <style:font-face style:name="DejaVu Sans Mono" svg:font-family="'DejaVu Sans Mono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MinionProIt" svg:font-family="MinionProIt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08cm" svg:stroke-color="#000000" draw:stroke-linejoin="round" svg:stroke-linecap="butt" draw:fill="none" fo:padding-top="0.004cm" fo:padding-bottom="0.004cm" fo:padding-left="0.004cm" fo:padding-right="0.004cm"/>
    </style:style>
    <style:style style:name="gr6" style:family="graphic" style:parent-style-name="standard">
      <style:graphic-properties draw:stroke="none" draw:fill="solid" draw:fill-color="#ffffff"/>
    </style:style>
    <style:style style:name="gr7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/>
    </style:style>
    <style:style style:name="gr8" style:family="graphic" style:parent-style-name="standard">
      <style:graphic-properties draw:textarea-horizontal-align="justify" draw:textarea-vertical-align="middle" draw:auto-grow-height="false" fo:min-height="0.304cm" fo:min-width="0.318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6pt" style:font-size-asian="16pt" style:font-size-complex="16pt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</style:style>
    <style:style style:name="P7" style:family="paragraph">
      <loext:graphic-properties draw:fill="solid" draw:fill-color="#ffffff"/>
    </style:style>
    <style:style style:name="P8" style:family="paragraph">
      <style:paragraph-properties fo:text-align="center"/>
    </style:style>
    <style:style style:name="T1" style:family="text">
      <style:text-properties fo:color="#000000" style:font-name="Arial1" fo:font-size="16pt" style:font-size-asian="16pt" style:font-name-complex="Arial1" style:font-size-complex="16pt"/>
    </style:style>
    <style:style style:name="T2" style:family="text">
      <style:text-properties fo:color="#000000" style:font-name="Arial1" fo:font-size="14pt" style:font-size-asian="14pt" style:font-name-complex="Arial1" style:font-size-complex="14pt"/>
    </style:style>
    <style:style style:name="T3" style:family="text">
      <style:text-properties fo:color="#3f3f3f" style:font-name="Arial1" fo:font-size="14pt" style:font-size-asian="14pt" style:font-name-complex="Arial1" style:font-size-complex="14pt"/>
    </style:style>
    <style:style style:name="T4" style:family="text">
      <style:text-properties fo:color="#000000" style:font-name="Arial1" fo:font-size="11pt" style:font-size-asian="11pt" style:font-name-complex="Arial1" style:font-size-complex="11pt"/>
    </style:style>
    <style:style style:name="T5" style:family="text">
      <style:text-properties fo:color="#000000" style:font-name="Andale Mono1" fo:font-size="11pt" style:font-size-asian="11pt" style:font-name-complex="Andale Mono1" style:font-size-complex="11pt"/>
    </style:style>
    <style:style style:name="T6" style:family="text">
      <style:text-properties fo:color="#000000" style:font-name="Arial1" fo:font-size="11pt" fo:font-weight="bold" style:font-size-asian="11pt" style:font-name-complex="Arial1" style:font-size-complex="11pt" style:font-weight-complex="bold"/>
    </style:style>
    <style:style style:name="T7" style:family="text">
      <style:text-properties fo:color="#000000" style:font-name="DejaVu Sans Mono1" fo:font-size="11pt" fo:font-weight="bold" style:font-size-asian="11pt" style:font-name-complex="DejaVu Sans Mono1" style:font-size-complex="11pt" style:font-weight-complex="bold"/>
    </style:style>
    <style:style style:name="T8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T9" style:family="text">
      <style:text-properties fo:color="#0c51cc" style:font-name="Arial1" fo:font-size="11pt" style:font-size-asian="11pt" style:font-name-complex="Arial1" style:font-size-complex="11pt"/>
    </style:style>
    <style:style style:name="T10" style:family="text">
      <style:text-properties fo:color="#666666" style:font-name="Arial1" fo:font-size="12pt" style:font-size-asian="12pt" style:font-name-complex="Arial1" style:font-size-complex="12pt"/>
    </style:style>
    <style:style style:name="T11" style:family="text">
      <style:text-properties fo:color="#000000" style:font-name="Liberation Serif2" fo:font-size="12pt" fo:font-weight="bold" style:font-size-asian="12pt" style:font-name-complex="Liberation Serif2" style:font-size-complex="12pt" style:font-weight-complex="bold"/>
    </style:style>
    <style:style style:name="T12" style:family="text">
      <style:text-properties fo:color="#000000" style:font-name="MinionProIt1" fo:font-size="12pt" fo:font-style="italic" fo:font-weight="bold" style:font-size-asian="12pt" style:font-name-complex="MinionProIt1" style:font-size-complex="12pt" style:font-style-complex="italic" style:font-weight-complex="bold"/>
    </style:style>
    <style:style style:name="T13" style:family="text">
      <style:text-properties fo:color="#000000" style:font-name="Arial1" fo:font-size="14pt" fo:font-weight="bold" style:font-size-asian="14pt" style:font-name-complex="Arial1" style:font-size-complex="14pt" style:font-weight-complex="bold"/>
    </style:style>
    <style:style style:name="T14" style:family="text">
      <style:text-properties fo:color="#000000" style:font-name="Arial1" fo:font-size="16pt" fo:font-weight="bold" style:font-size-asian="16pt" style:font-name-complex="Arial1" style:font-size-complex="16pt" style:font-weight-complex="bold"/>
    </style:style>
    <style:style style:name="T15" style:family="text">
      <style:text-properties fo:color="#000000" style:font-name="Liberation Sans" fo:font-size="11pt" fo:font-weight="bold" style:font-size-asian="11pt" style:font-name-complex="Liberation Sans" style:font-size-complex="11pt" style:font-weight-complex="bold"/>
    </style:style>
    <style:style style:name="T16" style:family="text">
      <style:text-properties fo:color="#000000" style:font-name="Liberation Sans" fo:font-size="11pt" style:font-size-asian="11pt" style:font-name-complex="Liberation Sans" style:font-size-complex="11pt"/>
    </style:style>
    <style:style style:name="T17" style:family="text">
      <style:text-properties fo:color="#00007f" style:font-name="Liberation Sans" fo:font-size="11pt" fo:font-weight="bold" style:font-size-asian="11pt" style:font-name-complex="Liberation Sans" style:font-size-complex="11pt" style:font-weight-complex="bold"/>
    </style:style>
    <style:style style:name="T18" style:family="text">
      <style:text-properties fo:color="#000000" style:font-name="Liberation Serif2" fo:font-size="11pt" fo:font-weight="bold" style:font-size-asian="11pt" style:font-name-complex="Liberation Serif2" style:font-size-complex="11pt" style:font-weight-complex="bold"/>
    </style:style>
    <style:style style:name="T19" style:family="text">
      <style:text-properties fo:color="#0c51cc" style:font-name="Liberation Sans" fo:font-size="11pt" style:font-size-asian="11pt" style:font-name-complex="Liberation Sans" style:font-size-complex="11pt"/>
    </style:style>
    <style:style style:name="T20" style:family="text">
      <style:text-properties fo:color="#000000" style:font-name="DejaVu Sans Mono1" fo:font-size="12pt" fo:font-weight="bold" style:font-size-asian="12pt" style:font-name-complex="DejaVu Sans Mono1" style:font-size-complex="12pt" style:font-weight-complex="bold"/>
    </style:style>
    <style:style style:name="T21" style:family="text">
      <style:text-properties fo:color="#000000" style:font-name="Liberation Sans" fo:font-size="12pt" fo:font-weight="bold" style:font-size-asian="12pt" style:font-name-complex="Liberation Sans" style:font-size-complex="12pt" style:font-weight-complex="bold"/>
    </style:style>
    <style:style style:name="T22" style:family="text">
      <style:text-properties fo:color="#000000" style:font-name="Liberation Serif2" fo:font-size="11pt" style:font-size-asian="11pt" style:font-name-complex="Liberation Serif2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3.502cm" svg:height="0.628cm" svg:x="2.004cm" svg:y="1.941cm">
          <draw:text-box>
            <text:p text:style-name="P1"><text:span text:style-name="T1">CPSC 349: Front-End Web Engineering - Spring 2021</text:span></text:p>
          </draw:text-box>
        </draw:frame>
        <draw:frame draw:style-name="gr2" draw:text-style-name="P3" draw:layer="layout" svg:width="7.884cm" svg:height="0.556cm" svg:x="2.004cm" svg:y="2.678cm">
          <draw:text-box>
            <text:p text:style-name="P1"><text:span text:style-name="T2">Homework 2, done by </text:span><text:span text:style-name="T3">17 Feb 2021 </text:span></text:p>
          </draw:text-box>
        </draw:frame>
        <draw:frame draw:style-name="gr3" draw:text-style-name="P4" draw:layer="layout" svg:width="17.227cm" svg:height="0.433cm" svg:x="2.004cm" svg:y="3.581cm">
          <draw:text-box>
            <text:p text:style-name="P1"><text:span text:style-name="T4">In this assignment, you will work through Chapter 7 of the textbook (Visual Effects with CSS) to add </text:span></text:p>
          </draw:text-box>
        </draw:frame>
        <draw:frame draw:style-name="gr3" draw:text-style-name="P4" draw:layer="layout" svg:width="6.492cm" svg:height="0.433cm" svg:x="2.004cm" svg:y="4.093cm">
          <draw:text-box>
            <text:p text:style-name="P1"><text:span text:style-name="T4">JavaScript to your Ottergram project. </text:span></text:p>
          </draw:text-box>
        </draw:frame>
        <draw:frame draw:style-name="gr3" draw:text-style-name="P4" draw:layer="layout" svg:width="4.155cm" svg:height="0.433cm" svg:x="2.004cm" svg:y="4.851cm">
          <draw:text-box>
            <text:p text:style-name="P1"><text:span text:style-name="T4">Complete the following: </text:span></text:p>
          </draw:text-box>
        </draw:frame>
        <draw:frame draw:style-name="gr3" draw:text-style-name="P4" draw:layer="layout" svg:width="0.387cm" svg:height="0.433cm" svg:x="2.752cm" svg:y="5.667cm">
          <draw:text-box>
            <text:p text:style-name="P1"><text:span text:style-name="T4">1.</text:span></text:p>
          </draw:text-box>
        </draw:frame>
        <draw:frame draw:style-name="gr3" draw:text-style-name="P4" draw:layer="layout" svg:width="8.761cm" svg:height="0.433cm" svg:x="3.253cm" svg:y="5.667cm">
          <draw:text-box>
            <text:p text:style-name="P1"><text:span text:style-name="T4">Work through Chapter 7. As you make changes to </text:span></text:p>
          </draw:text-box>
        </draw:frame>
        <draw:frame draw:style-name="gr3" draw:text-style-name="P4" draw:layer="layout" svg:width="1.632cm" svg:height="0.454cm" svg:x="11.938cm" svg:y="5.658cm">
          <draw:text-box>
            <text:p text:style-name="P1"><text:span text:style-name="T5">main.js</text:span></text:p>
          </draw:text-box>
        </draw:frame>
        <draw:frame draw:style-name="gr3" draw:text-style-name="P4" draw:layer="layout" svg:width="4.324cm" svg:height="0.433cm" svg:x="13.568cm" svg:y="5.667cm">
          <draw:text-box>
            <text:p text:style-name="P1"><text:span text:style-name="T4">, verify that you see error</text:span></text:p>
          </draw:text-box>
        </draw:frame>
        <draw:frame draw:style-name="gr3" draw:text-style-name="P4" draw:layer="layout" svg:width="12.355cm" svg:height="0.433cm" svg:x="3.253cm" svg:y="6.179cm">
          <draw:text-box>
            <text:p text:style-name="P1"><text:span text:style-name="T4">messages reported by ESLint (for example, try leaving off a semicolon).</text:span></text:p>
          </draw:text-box>
        </draw:frame>
        <draw:frame draw:style-name="gr3" draw:text-style-name="P4" draw:layer="layout" svg:width="0.387cm" svg:height="0.433cm" svg:x="2.752cm" svg:y="6.937cm">
          <draw:text-box>
            <text:p text:style-name="P1"><text:span text:style-name="T4">2.</text:span></text:p>
          </draw:text-box>
        </draw:frame>
        <draw:frame draw:style-name="gr3" draw:text-style-name="P4" draw:layer="layout" svg:width="13.883cm" svg:height="0.433cm" svg:x="3.253cm" svg:y="6.937cm">
          <draw:text-box>
            <text:p text:style-name="P1"><text:span text:style-name="T4">Confirm that clicking each thumbnail changes the detail image and title to match.</text:span></text:p>
          </draw:text-box>
        </draw:frame>
        <draw:frame draw:style-name="gr3" draw:text-style-name="P4" draw:layer="layout" svg:width="0.387cm" svg:height="0.433cm" svg:x="2.752cm" svg:y="7.703cm">
          <draw:text-box>
            <text:p text:style-name="P1"><text:span text:style-name="T4">3.</text:span></text:p>
          </draw:text-box>
        </draw:frame>
        <draw:frame draw:style-name="gr3" draw:text-style-name="P4" draw:layer="layout" svg:width="2.664cm" svg:height="0.433cm" svg:x="3.253cm" svg:y="7.703cm">
          <draw:text-box>
            <text:p text:style-name="P1"><text:span text:style-name="T4">Add </text:span><text:span text:style-name="T6">previous </text:span><text:span text:style-name="T4">(</text:span></text:p>
          </draw:text-box>
        </draw:frame>
        <draw:frame draw:style-name="gr3" draw:text-style-name="P4" draw:layer="layout" svg:width="0.701cm" svg:height="0.454cm" svg:x="5.906cm" svg:y="7.694cm">
          <draw:text-box>
            <text:p text:style-name="P1"><text:span text:style-name="T7">&lt;) </text:span></text:p>
          </draw:text-box>
        </draw:frame>
        <draw:frame draw:style-name="gr3" draw:text-style-name="P4" draw:layer="layout" svg:width="1.801cm" svg:height="0.433cm" svg:x="6.608cm" svg:y="7.703cm">
          <draw:text-box>
            <text:p text:style-name="P1"><text:span text:style-name="T4">and </text:span><text:span text:style-name="T6">next (</text:span></text:p>
          </draw:text-box>
        </draw:frame>
        <draw:frame draw:style-name="gr3" draw:text-style-name="P4" draw:layer="layout" svg:width="0.701cm" svg:height="0.454cm" svg:x="8.396cm" svg:y="7.694cm">
          <draw:text-box>
            <text:p text:style-name="P1"><text:span text:style-name="T7">&gt;) </text:span></text:p>
          </draw:text-box>
        </draw:frame>
        <draw:frame draw:style-name="gr3" draw:text-style-name="P4" draw:layer="layout" svg:width="10.408cm" svg:height="0.433cm" svg:x="9.098cm" svg:y="7.703cm">
          <draw:text-box>
            <text:p text:style-name="P1"><text:span text:style-name="T4">buttons on either side of the detail image. Use the buttons to</text:span></text:p>
          </draw:text-box>
        </draw:frame>
        <draw:frame draw:style-name="gr3" draw:text-style-name="P4" draw:layer="layout" svg:width="14.4cm" svg:height="0.433cm" svg:x="3.253cm" svg:y="8.214cm">
          <draw:text-box>
            <text:p text:style-name="P1"><text:span text:style-name="T4">cycle back and forth through thumbnails and corresponding detail images and titles.</text:span></text:p>
          </draw:text-box>
        </draw:frame>
        <draw:frame draw:style-name="gr4" draw:text-style-name="P5" draw:layer="layout" svg:width="0.422cm" svg:height="0.471cm" svg:x="2.752cm" svg:y="8.975cm">
          <draw:text-box>
            <text:p text:style-name="P1"><text:span text:style-name="T8">4.</text:span></text:p>
          </draw:text-box>
        </draw:frame>
        <draw:frame draw:style-name="gr3" draw:text-style-name="P4" draw:layer="layout" svg:width="16cm" svg:height="0.433cm" svg:x="3.253cm" svg:y="9.001cm">
          <draw:text-box>
            <text:p text:style-name="P1"><text:span text:style-name="T4">Push the contents of your project to a new GitHub repository. Do not push this assignment to</text:span></text:p>
          </draw:text-box>
        </draw:frame>
        <draw:frame draw:style-name="gr3" draw:text-style-name="P4" draw:layer="layout" svg:width="9.404cm" svg:height="0.433cm" svg:x="3.253cm" svg:y="9.527cm">
          <draw:text-box>
            <text:p text:style-name="P1"><text:span text:style-name="T4">the same repository as </text:span><text:span text:style-name="T9">Homework 0 </text:span><text:span text:style-name="T4">and </text:span><text:span text:style-name="T9">Homework 1</text:span><text:span text:style-name="T4">.</text:span></text:p>
          </draw:text-box>
        </draw:frame>
        <draw:frame draw:style-name="gr4" draw:text-style-name="P5" draw:layer="layout" svg:width="2.313cm" svg:height="0.475cm" svg:x="2.004cm" svg:y="10.285cm">
          <draw:text-box>
            <text:p text:style-name="P1"><text:span text:style-name="T10">Submission </text:span></text:p>
          </draw:text-box>
        </draw:frame>
        <draw:frame draw:style-name="gr3" draw:text-style-name="P4" draw:layer="layout" svg:width="17.329cm" svg:height="0.433cm" svg:x="2.004cm" svg:y="11.089cm">
          <draw:text-box>
            <text:p text:style-name="P1"><text:span text:style-name="T4">Turn in the code for this homework by uploading your project to a public repository on GitHub. While </text:span></text:p>
          </draw:text-box>
        </draw:frame>
        <draw:frame draw:style-name="gr3" draw:text-style-name="P4" draw:layer="layout" svg:width="17.579cm" svg:height="0.433cm" svg:x="2.004cm" svg:y="11.601cm">
          <draw:text-box>
            <text:p text:style-name="P1"><text:span text:style-name="T4">you may discuss this homework assignment with other students, you must complete the work on your </text:span></text:p>
          </draw:text-box>
        </draw:frame>
        <draw:frame draw:style-name="gr3" draw:text-style-name="P4" draw:layer="layout" svg:width="0.933cm" svg:height="0.433cm" svg:x="2.004cm" svg:y="12.112cm">
          <draw:text-box>
            <text:p text:style-name="P1"><text:span text:style-name="T4">own. </text:span></text:p>
          </draw:text-box>
        </draw:frame>
        <draw:frame draw:style-name="gr3" draw:text-style-name="P4" draw:layer="layout" svg:width="17.354cm" svg:height="0.433cm" svg:x="2.004cm" svg:y="12.871cm">
          <draw:text-box>
            <text:p text:style-name="P1"><text:span text:style-name="T4">To complete your submission, print the following sheet, fill out the spaces below, and submit it to the </text:span></text:p>
          </draw:text-box>
        </draw:frame>
        <draw:frame draw:style-name="gr3" draw:text-style-name="P4" draw:layer="layout" svg:width="17.6cm" svg:height="0.433cm" svg:x="2.004cm" svg:y="13.382cm">
          <draw:text-box>
            <text:p text:style-name="P1"><text:span text:style-name="T4">professor in class by the deadline. Failure to follow the instructions exactly will incur a </text:span><text:span text:style-name="T6">10% </text:span><text:span text:style-name="T4">penalty on </text:span></text:p>
          </draw:text-box>
        </draw:frame>
        <draw:frame draw:style-name="gr3" draw:text-style-name="P4" draw:layer="layout" svg:width="5.251cm" svg:height="0.433cm" svg:x="2.004cm" svg:y="13.894cm">
          <draw:text-box>
            <text:p text:style-name="P1"><text:span text:style-name="T4">the grade for this assignment. </text:span></text:p>
          </draw:text-box>
        </draw:frame>
        <draw:frame draw:style-name="gr4" draw:text-style-name="P5" draw:layer="layout" svg:width="1.882cm" svg:height="0.471cm" svg:x="2.057cm" svg:y="25.404cm">
          <draw:text-box>
            <text:p text:style-name="P1"><text:span text:style-name="T11">CPSC-349</text:span></text:p>
          </draw:text-box>
        </draw:frame>
        <draw:frame draw:style-name="gr4" draw:text-style-name="P5" draw:layer="layout" svg:width="0.422cm" svg:height="0.471cm" svg:x="9.74cm" svg:y="25.404cm">
          <draw:text-box>
            <text:p text:style-name="P1"><text:span text:style-name="T11">1</text:span></text:p>
          </draw:text-box>
        </draw:frame>
        <draw:frame draw:style-name="gr4" draw:text-style-name="P5" draw:layer="layout" svg:width="0.422cm" svg:height="0.497cm" svg:x="9.952cm" svg:y="25.388cm">
          <draw:text-box>
            <text:p text:style-name="P1"><text:span text:style-name="T12">7</text:span></text:p>
          </draw:text-box>
        </draw:frame>
        <draw:frame draw:style-name="gr4" draw:text-style-name="P5" draw:layer="layout" svg:width="0.422cm" svg:height="0.471cm" svg:x="10.161cm" svg:y="25.404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0.883cm" svg:height="0.497cm" svg:x="10.267cm" svg:y="25.388cm">
          <draw:text-box>
            <text:p text:style-name="P1"><text:span text:style-name="T12">Feb</text:span></text:p>
          </draw:text-box>
        </draw:frame>
        <draw:frame draw:style-name="gr4" draw:text-style-name="P5" draw:layer="layout" svg:width="0.743cm" svg:height="0.471cm" svg:x="10.89cm" svg:y="25.404cm">
          <draw:text-box>
            <text:p text:style-name="P1"><text:span text:style-name="T11"><text:s/></text:span><text:span text:style-name="T11">202</text:span></text:p>
          </draw:text-box>
        </draw:frame>
        <draw:frame draw:style-name="gr4" draw:text-style-name="P5" draw:layer="layout" svg:width="0.422cm" svg:height="0.497cm" svg:x="11.631cm" svg:y="25.388cm">
          <draw:text-box>
            <text:p text:style-name="P1"><text:span text:style-name="T12">1</text:span></text:p>
          </draw:text-box>
        </draw:frame>
        <draw:line draw:style-name="gr5" draw:text-style-name="P6" draw:layer="layout" svg:x1="2cm" svg:y1="25.348cm" svg:x2="19.587cm" svg:y2="25.348cm">
          <text:p/>
        </draw:line>
        <draw:frame draw:style-name="gr4" draw:text-style-name="P5" draw:layer="layout" svg:width="1.941cm" svg:height="0.471cm" svg:x="17.586cm" svg:y="25.404cm">
          <draw:text-box>
            <text:p text:style-name="P1"><text:span text:style-name="T11">page 1 of 2</text:span></text:p>
          </draw:text-box>
        </draw:frame>
      </draw:page>
      <draw:page draw:name="page2" draw:style-name="dp1" draw:master-page-name="master-page46">
        <draw:polygon draw:style-name="gr6" draw:text-style-name="P7" draw:layer="layout" svg:width="17.587cm" svg:height="18.773cm" svg:x="2cm" svg:y="2.758cm" svg:viewBox="0 0 17588 18774" draw:points="0,18774 17588,18774 17588,0 0,0">
          <text:p/>
        </draw:polygon>
        <draw:polygon draw:style-name="gr6" draw:text-style-name="P7" draw:layer="layout" svg:width="17.587cm" svg:height="1.265cm" svg:x="2cm" svg:y="2.758cm" svg:viewBox="0 0 17588 1266" draw:points="0,1266 17588,1266 17588,0 0,0">
          <text:p/>
        </draw:polygon>
        <draw:polygon draw:style-name="gr6" draw:text-style-name="P7" draw:layer="layout" svg:width="17.587cm" svg:height="1.06cm" svg:x="2cm" svg:y="4.025cm" svg:viewBox="0 0 17588 1061" draw:points="0,1061 17588,1061 17588,0 0,0">
          <text:p/>
        </draw:polygon>
        <draw:polygon draw:style-name="gr6" draw:text-style-name="P7" draw:layer="layout" svg:width="17.587cm" svg:height="3.36cm" svg:x="2cm" svg:y="5.087cm" svg:viewBox="0 0 17588 3361" draw:points="0,3361 17588,3361 17588,0 0,0">
          <text:p/>
        </draw:polygon>
        <draw:polygon draw:style-name="gr6" draw:text-style-name="P7" draw:layer="layout" svg:width="1.903cm" svg:height="1.007cm" svg:x="2cm" svg:y="8.449cm" svg:viewBox="0 0 1904 1008" draw:points="0,1008 1904,1008 1904,0 0,0">
          <text:p/>
        </draw:polygon>
        <draw:polygon draw:style-name="gr6" draw:text-style-name="P7" draw:layer="layout" svg:width="1.801cm" svg:height="1.007cm" svg:x="3.905cm" svg:y="8.449cm" svg:viewBox="0 0 1802 1008" draw:points="0,1008 1802,1008 1802,0 0,0">
          <text:p/>
        </draw:polygon>
        <draw:polygon draw:style-name="gr6" draw:text-style-name="P7" draw:layer="layout" svg:width="13.88cm" svg:height="1.007cm" svg:x="5.707cm" svg:y="8.449cm" svg:viewBox="0 0 13881 1008" draw:points="0,1008 13881,1008 13881,0 0,0">
          <text:p/>
        </draw:polygon>
        <draw:polygon draw:style-name="gr6" draw:text-style-name="P7" draw:layer="layout" svg:width="1.903cm" svg:height="1.099cm" svg:x="2cm" svg:y="9.457cm" svg:viewBox="0 0 1904 1100" draw:points="0,1100 1904,1100 1904,0 0,0">
          <text:p/>
        </draw:polygon>
        <draw:polygon draw:style-name="gr6" draw:text-style-name="P7" draw:layer="layout" svg:width="1.801cm" svg:height="1.099cm" svg:x="3.905cm" svg:y="9.457cm" svg:viewBox="0 0 1802 1100" draw:points="0,1100 1802,1100 1802,0 0,0">
          <text:p/>
        </draw:polygon>
        <draw:polygon draw:style-name="gr6" draw:text-style-name="P7" draw:layer="layout" svg:width="13.88cm" svg:height="1.099cm" svg:x="5.707cm" svg:y="9.457cm" svg:viewBox="0 0 13881 1100" draw:points="0,1100 13881,1100 13881,0 0,0">
          <text:p/>
        </draw:polygon>
        <draw:polygon draw:style-name="gr6" draw:text-style-name="P7" draw:layer="layout" svg:width="1.903cm" svg:height="1.103cm" svg:x="2cm" svg:y="10.558cm" svg:viewBox="0 0 1904 1104" draw:points="0,1104 1904,1104 1904,0 0,0">
          <text:p/>
        </draw:polygon>
        <draw:polygon draw:style-name="gr6" draw:text-style-name="P7" draw:layer="layout" svg:width="1.801cm" svg:height="1.103cm" svg:x="3.905cm" svg:y="10.558cm" svg:viewBox="0 0 1802 1104" draw:points="0,1104 1802,1104 1802,0 0,0">
          <text:p/>
        </draw:polygon>
        <draw:polygon draw:style-name="gr6" draw:text-style-name="P7" draw:layer="layout" svg:width="13.88cm" svg:height="1.103cm" svg:x="5.707cm" svg:y="10.558cm" svg:viewBox="0 0 13881 1104" draw:points="0,1104 13881,1104 13881,0 0,0">
          <text:p/>
        </draw:polygon>
        <draw:polygon draw:style-name="gr6" draw:text-style-name="P7" draw:layer="layout" svg:width="1.903cm" svg:height="1.124cm" svg:x="2cm" svg:y="11.662cm" svg:viewBox="0 0 1904 1125" draw:points="0,1125 1904,1125 1904,0 0,0">
          <text:p/>
        </draw:polygon>
        <draw:polygon draw:style-name="gr6" draw:text-style-name="P7" draw:layer="layout" svg:width="1.801cm" svg:height="1.124cm" svg:x="3.905cm" svg:y="11.662cm" svg:viewBox="0 0 1802 1125" draw:points="0,1125 1802,1125 1802,0 0,0">
          <text:p/>
        </draw:polygon>
        <draw:polygon draw:style-name="gr6" draw:text-style-name="P7" draw:layer="layout" svg:width="13.88cm" svg:height="1.124cm" svg:x="5.707cm" svg:y="11.662cm" svg:viewBox="0 0 13881 1125" draw:points="0,1125 13881,1125 13881,0 0,0">
          <text:p/>
        </draw:polygon>
        <draw:polygon draw:style-name="gr6" draw:text-style-name="P7" draw:layer="layout" svg:width="1.903cm" svg:height="1.176cm" svg:x="2cm" svg:y="12.788cm" svg:viewBox="0 0 1904 1177" draw:points="0,1177 1904,1177 1904,0 0,0">
          <text:p/>
        </draw:polygon>
        <draw:polygon draw:style-name="gr6" draw:text-style-name="P7" draw:layer="layout" svg:width="1.801cm" svg:height="1.176cm" svg:x="3.905cm" svg:y="12.788cm" svg:viewBox="0 0 1802 1177" draw:points="0,1177 1802,1177 1802,0 0,0">
          <text:p/>
        </draw:polygon>
        <draw:polygon draw:style-name="gr6" draw:text-style-name="P7" draw:layer="layout" svg:width="13.88cm" svg:height="1.176cm" svg:x="5.707cm" svg:y="12.788cm" svg:viewBox="0 0 13881 1177" draw:points="0,1177 13881,1177 13881,0 0,0">
          <text:p/>
        </draw:polygon>
        <draw:polygon draw:style-name="gr6" draw:text-style-name="P7" draw:layer="layout" svg:width="1.903cm" svg:height="1.102cm" svg:x="2cm" svg:y="13.966cm" svg:viewBox="0 0 1904 1103" draw:points="0,1103 1904,1103 1904,0 0,0">
          <text:p/>
        </draw:polygon>
        <draw:polygon draw:style-name="gr6" draw:text-style-name="P7" draw:layer="layout" svg:width="1.801cm" svg:height="1.102cm" svg:x="3.905cm" svg:y="13.966cm" svg:viewBox="0 0 1802 1103" draw:points="0,1103 1802,1103 1802,0 0,0">
          <text:p/>
        </draw:polygon>
        <draw:polygon draw:style-name="gr6" draw:text-style-name="P7" draw:layer="layout" svg:width="13.88cm" svg:height="1.102cm" svg:x="5.707cm" svg:y="13.966cm" svg:viewBox="0 0 13881 1103" draw:points="0,1103 13881,1103 13881,0 0,0">
          <text:p/>
        </draw:polygon>
        <draw:polygon draw:style-name="gr6" draw:text-style-name="P7" draw:layer="layout" svg:width="1.903cm" svg:height="1.124cm" svg:x="2cm" svg:y="15.07cm" svg:viewBox="0 0 1904 1125" draw:points="0,1125 1904,1125 1904,0 0,0">
          <text:p/>
        </draw:polygon>
        <draw:polygon draw:style-name="gr6" draw:text-style-name="P7" draw:layer="layout" svg:width="1.801cm" svg:height="1.124cm" svg:x="3.905cm" svg:y="15.07cm" svg:viewBox="0 0 1802 1125" draw:points="0,1125 1802,1125 1802,0 0,0">
          <text:p/>
        </draw:polygon>
        <draw:polygon draw:style-name="gr6" draw:text-style-name="P7" draw:layer="layout" svg:width="13.88cm" svg:height="1.124cm" svg:x="5.707cm" svg:y="15.07cm" svg:viewBox="0 0 13881 1125" draw:points="0,1125 13881,1125 13881,0 0,0">
          <text:p/>
        </draw:polygon>
        <draw:polygon draw:style-name="gr6" draw:text-style-name="P7" draw:layer="layout" svg:width="1.903cm" svg:height="1.134cm" svg:x="2cm" svg:y="16.196cm" svg:viewBox="0 0 1904 1135" draw:points="0,1135 1904,1135 1904,0 0,0">
          <text:p/>
        </draw:polygon>
        <draw:polygon draw:style-name="gr6" draw:text-style-name="P7" draw:layer="layout" svg:width="1.801cm" svg:height="1.134cm" svg:x="3.905cm" svg:y="16.196cm" svg:viewBox="0 0 1802 1135" draw:points="0,1135 1802,1135 1802,0 0,0">
          <text:p/>
        </draw:polygon>
        <draw:polygon draw:style-name="gr6" draw:text-style-name="P7" draw:layer="layout" svg:width="13.88cm" svg:height="1.134cm" svg:x="5.707cm" svg:y="16.196cm" svg:viewBox="0 0 13881 1135" draw:points="0,1135 13881,1135 13881,0 0,0">
          <text:p/>
        </draw:polygon>
        <draw:polygon draw:style-name="gr6" draw:text-style-name="P7" draw:layer="layout" svg:width="1.903cm" svg:height="1.103cm" svg:x="2cm" svg:y="17.331cm" svg:viewBox="0 0 1904 1104" draw:points="0,1104 1904,1104 1904,0 0,0">
          <text:p/>
        </draw:polygon>
        <draw:polygon draw:style-name="gr6" draw:text-style-name="P7" draw:layer="layout" svg:width="1.801cm" svg:height="1.103cm" svg:x="3.905cm" svg:y="17.331cm" svg:viewBox="0 0 1802 1104" draw:points="0,1104 1802,1104 1802,0 0,0">
          <text:p/>
        </draw:polygon>
        <draw:polygon draw:style-name="gr6" draw:text-style-name="P7" draw:layer="layout" svg:width="13.88cm" svg:height="1.103cm" svg:x="5.707cm" svg:y="17.331cm" svg:viewBox="0 0 13881 1104" draw:points="0,1104 13881,1104 13881,0 0,0">
          <text:p/>
        </draw:polygon>
        <draw:polygon draw:style-name="gr6" draw:text-style-name="P7" draw:layer="layout" svg:width="17.587cm" svg:height="1.06cm" svg:x="2cm" svg:y="18.436cm" svg:viewBox="0 0 17588 1061" draw:points="0,1061 17588,1061 17588,0 0,0">
          <text:p/>
        </draw:polygon>
        <draw:polygon draw:style-name="gr6" draw:text-style-name="P7" draw:layer="layout" svg:width="17.587cm" svg:height="1.007cm" svg:x="2cm" svg:y="19.498cm" svg:viewBox="0 0 17588 1008" draw:points="0,1008 17588,1008 17588,0 0,0">
          <text:p/>
        </draw:polygon>
        <draw:polygon draw:style-name="gr6" draw:text-style-name="P7" draw:layer="layout" svg:width="17.587cm" svg:height="1.008cm" svg:x="2cm" svg:y="20.506cm" svg:viewBox="0 0 17588 1009" draw:points="0,1009 17588,1009 17588,0 0,0">
          <text:p/>
        </draw:polygon>
        <draw:line draw:style-name="gr7" draw:text-style-name="P6" draw:layer="layout" svg:x1="1.991cm" svg:y1="2.767cm" svg:x2="19.598cm" svg:y2="2.767cm">
          <text:p/>
        </draw:line>
        <draw:line draw:style-name="gr7" draw:text-style-name="P6" draw:layer="layout" svg:x1="1.991cm" svg:y1="4.034cm" svg:x2="19.598cm" svg:y2="4.034cm">
          <text:p/>
        </draw:line>
        <draw:line draw:style-name="gr7" draw:text-style-name="P6" draw:layer="layout" svg:x1="1.991cm" svg:y1="5.095cm" svg:x2="19.598cm" svg:y2="5.095cm">
          <text:p/>
        </draw:line>
        <draw:line draw:style-name="gr7" draw:text-style-name="P6" draw:layer="layout" svg:x1="1.991cm" svg:y1="8.457cm" svg:x2="19.598cm" svg:y2="8.457cm">
          <text:p/>
        </draw:line>
        <draw:line draw:style-name="gr7" draw:text-style-name="P6" draw:layer="layout" svg:x1="1.991cm" svg:y1="9.466cm" svg:x2="19.598cm" svg:y2="9.466cm">
          <text:p/>
        </draw:line>
        <draw:line draw:style-name="gr7" draw:text-style-name="P6" draw:layer="layout" svg:x1="1.991cm" svg:y1="10.567cm" svg:x2="19.598cm" svg:y2="10.567cm">
          <text:p/>
        </draw:line>
        <draw:line draw:style-name="gr7" draw:text-style-name="P6" draw:layer="layout" svg:x1="1.991cm" svg:y1="11.671cm" svg:x2="19.598cm" svg:y2="11.671cm">
          <text:p/>
        </draw:line>
        <draw:line draw:style-name="gr7" draw:text-style-name="P6" draw:layer="layout" svg:x1="1.991cm" svg:y1="12.797cm" svg:x2="19.598cm" svg:y2="12.797cm">
          <text:p/>
        </draw:line>
        <draw:line draw:style-name="gr7" draw:text-style-name="P6" draw:layer="layout" svg:x1="1.991cm" svg:y1="13.975cm" svg:x2="19.598cm" svg:y2="13.975cm">
          <text:p/>
        </draw:line>
        <draw:line draw:style-name="gr7" draw:text-style-name="P6" draw:layer="layout" svg:x1="1.991cm" svg:y1="15.079cm" svg:x2="19.598cm" svg:y2="15.079cm">
          <text:p/>
        </draw:line>
        <draw:line draw:style-name="gr7" draw:text-style-name="P6" draw:layer="layout" svg:x1="1.991cm" svg:y1="16.204cm" svg:x2="19.598cm" svg:y2="16.204cm">
          <text:p/>
        </draw:line>
        <draw:line draw:style-name="gr7" draw:text-style-name="P6" draw:layer="layout" svg:x1="1.991cm" svg:y1="17.34cm" svg:x2="19.598cm" svg:y2="17.34cm">
          <text:p/>
        </draw:line>
        <draw:line draw:style-name="gr7" draw:text-style-name="P6" draw:layer="layout" svg:x1="1.991cm" svg:y1="18.444cm" svg:x2="19.598cm" svg:y2="18.444cm">
          <text:p/>
        </draw:line>
        <draw:line draw:style-name="gr7" draw:text-style-name="P6" draw:layer="layout" svg:x1="1.991cm" svg:y1="19.506cm" svg:x2="19.598cm" svg:y2="19.506cm">
          <text:p/>
        </draw:line>
        <draw:line draw:style-name="gr7" draw:text-style-name="P6" draw:layer="layout" svg:x1="1.991cm" svg:y1="20.515cm" svg:x2="19.598cm" svg:y2="20.515cm">
          <text:p/>
        </draw:line>
        <draw:line draw:style-name="gr7" draw:text-style-name="P6" draw:layer="layout" svg:x1="1.991cm" svg:y1="21.524cm" svg:x2="19.598cm" svg:y2="21.524cm">
          <text:p/>
        </draw:line>
        <draw:line draw:style-name="gr7" draw:text-style-name="P6" draw:layer="layout" svg:x1="2cm" svg:y1="2.758cm" svg:x2="2cm" svg:y2="21.533cm">
          <text:p/>
        </draw:line>
        <draw:line draw:style-name="gr7" draw:text-style-name="P6" draw:layer="layout" svg:x1="3.905cm" svg:y1="8.449cm" svg:x2="3.905cm" svg:y2="18.453cm">
          <text:p/>
        </draw:line>
        <draw:line draw:style-name="gr7" draw:text-style-name="P6" draw:layer="layout" svg:x1="5.707cm" svg:y1="8.449cm" svg:x2="5.707cm" svg:y2="18.453cm">
          <text:p/>
        </draw:line>
        <draw:line draw:style-name="gr7" draw:text-style-name="P6" draw:layer="layout" svg:x1="19.589cm" svg:y1="2.758cm" svg:x2="19.589cm" svg:y2="21.533cm">
          <text:p/>
        </draw:line>
        <draw:frame draw:style-name="gr2" draw:text-style-name="P3" draw:layer="layout" svg:width="8.088cm" svg:height="0.556cm" svg:x="2.053cm" svg:y="2.89cm">
          <draw:text-box>
            <text:p text:style-name="P1"><text:span text:style-name="T13">C</text:span><text:span text:style-name="T13">P</text:span><text:span text:style-name="T13">S</text:span><text:span text:style-name="T13">C </text:span><text:span text:style-name="T13">34</text:span><text:span text:style-name="T13">9 </text:span><text:span text:style-name="T13">H</text:span><text:span text:style-name="T13">o</text:span><text:span text:style-name="T13">m</text:span><text:span text:style-name="T13">e</text:span><text:span text:style-name="T13">w</text:span><text:span text:style-name="T13">or</text:span><text:span text:style-name="T13">k </text:span><text:span text:style-name="T13">S</text:span><text:span text:style-name="T13">ub</text:span><text:span text:style-name="T13">mi</text:span><text:span text:style-name="T13">ss</text:span><text:span text:style-name="T13">io</text:span><text:span text:style-name="T13">n </text:span></text:p>
          </draw:text-box>
        </draw:frame>
        <draw:frame draw:style-name="gr1" draw:text-style-name="P2" draw:layer="layout" svg:width="0.563cm" svg:height="0.628cm" svg:x="10.136cm" svg:y="2.826cm">
          <draw:text-box>
            <text:p text:style-name="P1"><text:span text:style-name="T14">2</text:span></text:p>
          </draw:text-box>
        </draw:frame>
        <draw:frame draw:style-name="gr2" draw:text-style-name="P3" draw:layer="layout" svg:width="4.244cm" svg:height="0.556cm" svg:x="10.45cm" svg:y="2.89cm">
          <draw:text-box>
            <text:p text:style-name="P1"><text:span text:style-name="T13">, due 17 Feb 2021 </text:span></text:p>
          </draw:text-box>
        </draw:frame>
        <draw:frame draw:style-name="gr3" draw:text-style-name="P4" draw:layer="layout" svg:width="2.254cm" svg:height="0.433cm" svg:x="2.053cm" svg:y="4.094cm">
          <draw:text-box>
            <text:p text:style-name="P1"><text:span text:style-name="T15">Yo</text:span><text:span text:style-name="T15">ur </text:span><text:span text:style-name="T15">na</text:span><text:span text:style-name="T15">me</text:span><text:span text:style-name="T15">: </text:span></text:p>
          </draw:text-box>
        </draw:frame>
        <draw:frame draw:style-name="gr3" draw:text-style-name="P4" draw:layer="layout" svg:width="3.405cm" svg:height="0.433cm" svg:x="2.053cm" svg:y="5.156cm">
          <draw:text-box>
            <text:p text:style-name="P1"><text:span text:style-name="T15">R</text:span><text:span text:style-name="T15">e</text:span><text:span text:style-name="T15">p</text:span><text:span text:style-name="T15">o</text:span><text:span text:style-name="T15">s</text:span><text:span text:style-name="T15">it</text:span><text:span text:style-name="T15">o</text:span><text:span text:style-name="T15">r</text:span><text:span text:style-name="T15">y </text:span><text:span text:style-name="T16">(</text:span><text:span text:style-name="T16">p</text:span><text:span text:style-name="T16">ri</text:span><text:span text:style-name="T16">n</text:span><text:span text:style-name="T16">t)</text:span><text:span text:style-name="T15">: </text:span></text:p>
          </draw:text-box>
        </draw:frame>
        <draw:frame draw:style-name="gr3" draw:text-style-name="P4" draw:layer="layout" svg:width="0.387cm" svg:height="0.433cm" svg:x="2.053cm" svg:y="6.062cm">
          <draw:text-box>
            <text:p text:style-name="P1"><text:span text:style-name="T17"><text:s/></text:span></text:p>
          </draw:text-box>
        </draw:frame>
        <draw:frame draw:style-name="gr3" draw:text-style-name="P4" draw:layer="layout" svg:width="8.151cm" svg:height="0.454cm" svg:x="2.163cm" svg:y="6.053cm">
          <draw:text-box>
            <text:p text:style-name="P1"><text:span text:style-name="T7"><text:a xlink:href="https://github.com/snuggi/ottergram" xlink:type="simple">https://github.com/snuggi/ottergram</text:a></text:span></text:p>
          </draw:text-box>
        </draw:frame>
        <draw:frame draw:style-name="gr3" draw:text-style-name="P4" draw:layer="layout" svg:width="16.83cm" svg:height="0.433cm" svg:x="2.053cm" svg:y="7.008cm">
          <draw:text-box>
            <text:p text:style-name="P1"><text:span text:style-name="T15">Verify each of the following items and place a checkmark in the correct column. Each item </text:span></text:p>
          </draw:text-box>
        </draw:frame>
        <draw:frame draw:style-name="gr3" draw:text-style-name="P4" draw:layer="layout" svg:width="14.036cm" svg:height="0.433cm" svg:x="2.053cm" svg:y="7.452cm">
          <draw:text-box>
            <text:p text:style-name="P1"><text:span text:style-name="T15">inc</text:span><text:span text:style-name="T15">orr</text:span><text:span text:style-name="T15">ect</text:span><text:span text:style-name="T15">ly </text:span><text:span text:style-name="T15">ma</text:span><text:span text:style-name="T15">rke</text:span><text:span text:style-name="T15">d </text:span><text:span text:style-name="T15">will </text:span><text:span text:style-name="T15">inc</text:span><text:span text:style-name="T15">ur </text:span><text:span text:style-name="T15">a </text:span><text:span text:style-name="T15">5% </text:span><text:span text:style-name="T15">pe</text:span><text:span text:style-name="T15">nal</text:span><text:span text:style-name="T15">ty </text:span><text:span text:style-name="T15">on </text:span><text:span text:style-name="T15">the </text:span><text:span text:style-name="T15">gra</text:span><text:span text:style-name="T15">de </text:span><text:span text:style-name="T15">for </text:span><text:span text:style-name="T15">thi</text:span><text:span text:style-name="T15">s </text:span><text:span text:style-name="T15">ass</text:span><text:span text:style-name="T15">ign</text:span><text:span text:style-name="T15">me</text:span><text:span text:style-name="T15">nt </text:span></text:p>
          </draw:text-box>
        </draw:frame>
        <draw:frame draw:style-name="gr3" draw:text-style-name="P4" draw:layer="layout" svg:width="1.712cm" svg:height="0.433cm" svg:x="2.053cm" svg:y="8.736cm">
          <draw:text-box>
            <text:p text:style-name="P1"><text:span text:style-name="T6">Finished </text:span></text:p>
          </draw:text-box>
        </draw:frame>
        <draw:frame draw:style-name="gr3" draw:text-style-name="P4" draw:layer="layout" svg:width="0.76cm" svg:height="0.433cm" svg:x="3.958cm" svg:y="8.514cm">
          <draw:text-box>
            <text:p text:style-name="P1"><text:span text:style-name="T6">No</text:span><text:span text:style-name="T6">t </text:span></text:p>
          </draw:text-box>
        </draw:frame>
        <draw:frame draw:style-name="gr3" draw:text-style-name="P4" draw:layer="layout" svg:width="1.606cm" svg:height="0.433cm" svg:x="3.958cm" svg:y="8.962cm">
          <draw:text-box>
            <text:p text:style-name="P1"><text:span text:style-name="T6">fi</text:span><text:span text:style-name="T6">n</text:span><text:span text:style-name="T6">i</text:span><text:span text:style-name="T6">s</text:span><text:span text:style-name="T6">h</text:span><text:span text:style-name="T6">e</text:span><text:span text:style-name="T6">d </text:span></text:p>
          </draw:text-box>
        </draw:frame>
        <draw:frame draw:style-name="gr3" draw:text-style-name="P4" draw:layer="layout" svg:width="0.709cm" svg:height="0.433cm" svg:x="2.053cm" svg:y="9.557cm">
          <draw:text-box>
            <text:p text:style-name="P1"><text:span text:style-name="T18"></text:span><text:span text:style-name="T18"></text:span><text:span text:style-name="T18"> </text:span></text:p>
          </draw:text-box>
        </draw:frame>
        <draw:frame draw:style-name="gr4" draw:text-style-name="P5" draw:layer="layout" svg:width="0.422cm" svg:height="0.471cm" svg:x="2.755cm" svg:y="9.525cm">
          <draw:text-box>
            <text:p text:style-name="P1"><text:span text:style-name="T11">□</text:span></text:p>
          </draw:text-box>
        </draw:frame>
        <draw:frame draw:style-name="gr4" draw:text-style-name="P5" draw:layer="layout" svg:width="0.422cm" svg:height="0.471cm" svg:x="4.639cm" svg:y="9.525cm">
          <draw:text-box>
            <text:p text:style-name="P1"><text:span text:style-name="T11">□</text:span></text:p>
          </draw:text-box>
        </draw:frame>
        <draw:frame draw:style-name="gr3" draw:text-style-name="P4" draw:layer="layout" svg:width="0.709cm" svg:height="0.433cm" svg:x="4.893cm" svg:y="9.557cm">
          <draw:text-box>
            <text:p text:style-name="P1"><text:span text:style-name="T18"></text:span><text:span text:style-name="T18"></text:span><text:span text:style-name="T18"> </text:span></text:p>
          </draw:text-box>
        </draw:frame>
        <draw:polygon draw:style-name="gr6" draw:text-style-name="P7" draw:layer="layout" svg:width="0.231cm" svg:height="0.436cm" svg:x="19.173cm" svg:y="9.542cm" svg:viewBox="0 0 232 437" draw:points="0,437 232,437 232,0 0,0">
          <text:p/>
        </draw:polygon>
        <draw:frame draw:style-name="gr3" draw:text-style-name="P4" draw:layer="layout" svg:width="13.481cm" svg:height="0.433cm" svg:x="5.761cm" svg:y="9.544cm">
          <draw:text-box>
            <text:p text:style-name="P1"><text:span text:style-name="T16">Ott</text:span><text:span text:style-name="T16">erg</text:span><text:span text:style-name="T16">ra</text:span><text:span text:style-name="T16">m </text:span><text:span text:style-name="T16">pag</text:span><text:span text:style-name="T16">e is </text:span><text:span text:style-name="T16">see</text:span><text:span text:style-name="T16">n at </text:span><text:span text:style-name="T19">http</text:span><text:span text:style-name="T19">://lo</text:span><text:span text:style-name="T19">cal</text:span><text:span text:style-name="T19">hos</text:span><text:span text:style-name="T19">t:30</text:span><text:span text:style-name="T19">00 </text:span><text:span text:style-name="T16">wh</text:span><text:span text:style-name="T16">en </text:span><text:span text:style-name="T16">bro</text:span><text:span text:style-name="T16">ws</text:span><text:span text:style-name="T16">er-</text:span><text:span text:style-name="T16">syn</text:span><text:span text:style-name="T16">c is </text:span><text:span text:style-name="T16">run</text:span><text:span text:style-name="T16">nin</text:span><text:span text:style-name="T16">g </text:span></text:p>
          </draw:text-box>
        </draw:frame>
        <draw:frame draw:style-name="gr3" draw:text-style-name="P4" draw:layer="layout" svg:width="0.709cm" svg:height="0.433cm" svg:x="2.053cm" svg:y="10.657cm">
          <draw:text-box>
            <text:p text:style-name="P1"><text:span text:style-name="T18"> </text:span></text:p>
          </draw:text-box>
        </draw:frame>
        <draw:frame draw:style-name="gr4" draw:text-style-name="P5" draw:layer="layout" svg:width="0.422cm" svg:height="0.471cm" svg:x="2.755cm" svg:y="10.626cm">
          <draw:text-box>
            <text:p text:style-name="P1"><text:span text:style-name="T11">□</text:span></text:p>
          </draw:text-box>
        </draw:frame>
        <draw:frame draw:style-name="gr4" draw:text-style-name="P5" draw:layer="layout" svg:width="0.422cm" svg:height="0.471cm" svg:x="4.639cm" svg:y="10.626cm">
          <draw:text-box>
            <text:p text:style-name="P1"><text:span text:style-name="T11">□</text:span></text:p>
          </draw:text-box>
        </draw:frame>
        <draw:polygon draw:style-name="gr6" draw:text-style-name="P7" draw:layer="layout" svg:width="6.122cm" svg:height="0.447cm" svg:x="5.757cm" svg:y="10.646cm" svg:viewBox="0 0 6123 448" draw:points="0,448 6123,448 6123,0 0,0">
          <text:p/>
        </draw:polygon>
        <draw:frame draw:style-name="gr3" draw:text-style-name="P4" draw:layer="layout" svg:width="0.709cm" svg:height="0.433cm" svg:x="4.893cm" svg:y="10.657cm">
          <draw:text-box>
            <text:p text:style-name="P1"><text:span text:style-name="T18"> </text:span></text:p>
          </draw:text-box>
        </draw:frame>
        <draw:polygon draw:style-name="gr6" draw:text-style-name="P7" draw:layer="layout" svg:width="2.094cm" svg:height="0.436cm" svg:x="11.881cm" svg:y="10.646cm" svg:viewBox="0 0 2095 437" draw:points="0,437 2095,437 2095,0 0,0">
          <text:p/>
        </draw:polygon>
        <draw:frame draw:style-name="gr3" draw:text-style-name="P4" draw:layer="layout" svg:width="6.153cm" svg:height="0.433cm" svg:x="5.761cm" svg:y="10.648cm">
          <draw:text-box>
            <text:p text:style-name="P1"><text:span text:style-name="T16">There is a scripts/ folder containing </text:span></text:p>
          </draw:text-box>
        </draw:frame>
        <draw:frame draw:style-name="gr3" draw:text-style-name="P4" draw:layer="layout" svg:width="2.098cm" svg:height="0.454cm" svg:x="11.885cm" svg:y="10.639cm">
          <draw:text-box>
            <text:p text:style-name="P1"><text:span text:style-name="T5">main.js. </text:span></text:p>
          </draw:text-box>
        </draw:frame>
        <draw:frame draw:style-name="gr3" draw:text-style-name="P4" draw:layer="layout" svg:width="0.709cm" svg:height="0.433cm" svg:x="2.053cm" svg:y="11.772cm">
          <draw:text-box>
            <text:p text:style-name="P1"><text:span text:style-name="T18"> </text:span></text:p>
          </draw:text-box>
        </draw:frame>
        <draw:frame draw:style-name="gr4" draw:text-style-name="P5" draw:layer="layout" svg:width="0.422cm" svg:height="0.471cm" svg:x="2.755cm" svg:y="11.741cm">
          <draw:text-box>
            <text:p text:style-name="P1"><text:span text:style-name="T11">□</text:span></text:p>
          </draw:text-box>
        </draw:frame>
        <draw:frame draw:style-name="gr4" draw:text-style-name="P5" draw:layer="layout" svg:width="0.422cm" svg:height="0.471cm" svg:x="4.639cm" svg:y="11.741cm">
          <draw:text-box>
            <text:p text:style-name="P1"><text:span text:style-name="T11">□</text:span></text:p>
          </draw:text-box>
        </draw:frame>
        <draw:polygon draw:style-name="gr6" draw:text-style-name="P7" draw:layer="layout" svg:width="13.608cm" svg:height="0.443cm" svg:x="5.757cm" svg:y="11.729cm" svg:viewBox="0 0 13609 444" draw:points="0,444 13609,444 13609,0 0,0">
          <text:p/>
        </draw:polygon>
        <draw:frame draw:style-name="gr3" draw:text-style-name="P4" draw:layer="layout" svg:width="0.709cm" svg:height="0.433cm" svg:x="4.893cm" svg:y="11.772cm">
          <draw:text-box>
            <text:p text:style-name="P1"><text:span text:style-name="T18"> </text:span></text:p>
          </draw:text-box>
        </draw:frame>
        <draw:frame draw:style-name="gr3" draw:text-style-name="P4" draw:layer="layout" svg:width="13.663cm" svg:height="0.433cm" svg:x="5.761cm" svg:y="11.728cm">
          <draw:text-box>
            <text:p text:style-name="P1"><text:span text:style-name="T16">Clicking a thumbnail changes the detail image and title to match the thumbnail. </text:span></text:p>
          </draw:text-box>
        </draw:frame>
        <draw:frame draw:style-name="gr3" draw:text-style-name="P4" draw:layer="layout" svg:width="0.709cm" svg:height="0.433cm" svg:x="2.053cm" svg:y="12.926cm">
          <draw:text-box>
            <text:p text:style-name="P1"><text:span text:style-name="T18"> </text:span></text:p>
          </draw:text-box>
        </draw:frame>
        <draw:frame draw:style-name="gr4" draw:text-style-name="P5" draw:layer="layout" svg:width="0.422cm" svg:height="0.471cm" svg:x="2.755cm" svg:y="12.894cm">
          <draw:text-box>
            <text:p text:style-name="P1"><text:span text:style-name="T11">□</text:span></text:p>
          </draw:text-box>
        </draw:frame>
        <draw:frame draw:style-name="gr4" draw:text-style-name="P5" draw:layer="layout" svg:width="0.422cm" svg:height="0.471cm" svg:x="4.639cm" svg:y="12.894cm">
          <draw:text-box>
            <text:p text:style-name="P1"><text:span text:style-name="T11">□</text:span></text:p>
          </draw:text-box>
        </draw:frame>
        <draw:polygon draw:style-name="gr6" draw:text-style-name="P7" draw:layer="layout" svg:width="1.462cm" svg:height="0.446cm" svg:x="5.757cm" svg:y="12.897cm" svg:viewBox="0 0 1463 447" draw:points="0,447 1463,447 1463,0 0,0">
          <text:p/>
        </draw:polygon>
        <draw:frame draw:style-name="gr3" draw:text-style-name="P4" draw:layer="layout" svg:width="0.709cm" svg:height="0.433cm" svg:x="4.893cm" svg:y="12.926cm">
          <draw:text-box>
            <text:p text:style-name="P1"><text:span text:style-name="T18"> </text:span></text:p>
          </draw:text-box>
        </draw:frame>
        <draw:polygon draw:style-name="gr6" draw:text-style-name="P7" draw:layer="layout" svg:width="0.256cm" svg:height="0.492cm" svg:x="7.221cm" svg:y="12.855cm" svg:viewBox="0 0 257 493" draw:points="0,493 257,493 257,0 0,0">
          <text:p/>
        </draw:polygon>
        <draw:frame draw:style-name="gr3" draw:text-style-name="P4" draw:layer="layout" svg:width="1.467cm" svg:height="0.433cm" svg:x="5.761cm" svg:y="12.899cm">
          <draw:text-box>
            <text:p text:style-name="P1"><text:span text:style-name="T16">Clicking </text:span></text:p>
          </draw:text-box>
        </draw:frame>
        <draw:polygon draw:style-name="gr6" draw:text-style-name="P7" draw:layer="layout" svg:width="0.231cm" svg:height="0.45cm" svg:x="7.478cm" svg:y="12.89cm" svg:viewBox="0 0 232 451" draw:points="0,451 232,451 232,0 0,0">
          <text:p/>
        </draw:polygon>
        <draw:frame draw:style-name="gr4" draw:text-style-name="P5" draw:layer="layout" svg:width="0.422cm" svg:height="0.497cm" svg:x="7.225cm" svg:y="12.857cm">
          <draw:text-box>
            <text:p text:style-name="P1"><text:span text:style-name="T20">&lt;</text:span></text:p>
          </draw:text-box>
        </draw:frame>
        <draw:polygon draw:style-name="gr6" draw:text-style-name="P7" draw:layer="layout" svg:width="0.753cm" svg:height="0.446cm" svg:x="7.711cm" svg:y="12.897cm" svg:viewBox="0 0 754 447" draw:points="0,447 754,447 754,0 0,0">
          <text:p/>
        </draw:polygon>
        <draw:frame draw:style-name="gr3" draw:text-style-name="P4" draw:layer="layout" svg:width="0.387cm" svg:height="0.454cm" svg:x="7.482cm" svg:y="12.89cm">
          <draw:text-box>
            <text:p text:style-name="P1"><text:span text:style-name="T7"><text:s/></text:span></text:p>
          </draw:text-box>
        </draw:frame>
        <draw:polygon draw:style-name="gr6" draw:text-style-name="P7" draw:layer="layout" svg:width="0.245cm" svg:height="0.485cm" svg:x="8.466cm" svg:y="12.865cm" svg:viewBox="0 0 246 486" draw:points="0,486 246,486 246,0 0,0">
          <text:p/>
        </draw:polygon>
        <draw:frame draw:style-name="gr3" draw:text-style-name="P4" draw:layer="layout" svg:width="0.76cm" svg:height="0.433cm" svg:x="7.715cm" svg:y="12.899cm">
          <draw:text-box>
            <text:p text:style-name="P1"><text:span text:style-name="T16">and </text:span></text:p>
          </draw:text-box>
        </draw:frame>
        <draw:polygon draw:style-name="gr6" draw:text-style-name="P7" draw:layer="layout" svg:width="0.108cm" svg:height="0.446cm" svg:x="8.713cm" svg:y="12.897cm" svg:viewBox="0 0 109 447" draw:points="0,447 109,447 109,0 0,0">
          <text:p/>
        </draw:polygon>
        <draw:frame draw:style-name="gr4" draw:text-style-name="P5" draw:layer="layout" svg:width="0.422cm" svg:height="0.475cm" svg:x="8.47cm" svg:y="12.867cm">
          <draw:text-box>
            <text:p text:style-name="P1"><text:span text:style-name="T21">&gt;</text:span></text:p>
          </draw:text-box>
        </draw:frame>
        <draw:polygon draw:style-name="gr6" draw:text-style-name="P7" draw:layer="layout" svg:width="10.674cm" svg:height="0.446cm" svg:x="8.822cm" svg:y="12.897cm" svg:viewBox="0 0 10675 447" draw:points="0,447 10675,447 10675,0 0,0">
          <text:p/>
        </draw:polygon>
        <draw:frame draw:style-name="gr3" draw:text-style-name="P4" draw:layer="layout" svg:width="10.839cm" svg:height="0.433cm" svg:x="8.717cm" svg:y="12.899cm">
          <draw:text-box>
            <text:p text:style-name="P1"><text:span text:style-name="T15"><text:s/></text:span><text:span text:style-name="T16">cycles left / <text:s/>right through thumbnails, detail images, and titles </text:span></text:p>
          </draw:text-box>
        </draw:frame>
        <draw:frame draw:style-name="gr3" draw:text-style-name="P4" draw:layer="layout" svg:width="0.709cm" svg:height="0.433cm" svg:x="2.053cm" svg:y="14.065cm">
          <draw:text-box>
            <text:p text:style-name="P1"><text:span text:style-name="T18"> </text:span></text:p>
          </draw:text-box>
        </draw:frame>
        <draw:frame draw:style-name="gr4" draw:text-style-name="P5" draw:layer="layout" svg:width="0.422cm" svg:height="0.471cm" svg:x="2.755cm" svg:y="14.034cm">
          <draw:text-box>
            <text:p text:style-name="P1"><text:span text:style-name="T11">□</text:span></text:p>
          </draw:text-box>
        </draw:frame>
        <draw:frame draw:style-name="gr4" draw:text-style-name="P5" draw:layer="layout" svg:width="0.422cm" svg:height="0.471cm" svg:x="4.639cm" svg:y="14.034cm">
          <draw:text-box>
            <text:p text:style-name="P1"><text:span text:style-name="T11">□</text:span></text:p>
          </draw:text-box>
        </draw:frame>
        <draw:frame draw:style-name="gr3" draw:text-style-name="P4" draw:layer="layout" svg:width="0.709cm" svg:height="0.433cm" svg:x="4.893cm" svg:y="14.065cm">
          <draw:text-box>
            <text:p text:style-name="P1"><text:span text:style-name="T18"> </text:span></text:p>
          </draw:text-box>
        </draw:frame>
        <draw:frame draw:style-name="gr3" draw:text-style-name="P4" draw:layer="layout" svg:width="13.773cm" svg:height="0.433cm" svg:x="5.761cm" svg:y="14.053cm">
          <draw:text-box>
            <text:p text:style-name="P1"><text:span text:style-name="T16">No warnings are shown in Visual Studio Code when editing HTML or CSS code.</text:span></text:p>
          </draw:text-box>
        </draw:frame>
        <draw:frame draw:style-name="gr3" draw:text-style-name="P4" draw:layer="layout" svg:width="0.709cm" svg:height="0.433cm" svg:x="2.053cm" svg:y="15.18cm">
          <draw:text-box>
            <text:p text:style-name="P1"><text:span text:style-name="T18"> </text:span></text:p>
          </draw:text-box>
        </draw:frame>
        <draw:frame draw:style-name="gr4" draw:text-style-name="P5" draw:layer="layout" svg:width="0.422cm" svg:height="0.471cm" svg:x="2.755cm" svg:y="15.149cm">
          <draw:text-box>
            <text:p text:style-name="P1"><text:span text:style-name="T11">□</text:span></text:p>
          </draw:text-box>
        </draw:frame>
        <draw:frame draw:style-name="gr4" draw:text-style-name="P5" draw:layer="layout" svg:width="0.422cm" svg:height="0.471cm" svg:x="4.639cm" svg:y="15.149cm">
          <draw:text-box>
            <text:p text:style-name="P1"><text:span text:style-name="T11">□</text:span></text:p>
          </draw:text-box>
        </draw:frame>
        <draw:polygon draw:style-name="gr6" draw:text-style-name="P7" draw:layer="layout" svg:width="10.888cm" svg:height="0.443cm" svg:x="5.757cm" svg:y="15.137cm" svg:viewBox="0 0 10889 444" draw:points="0,444 10889,444 10889,0 0,0">
          <text:p/>
        </draw:polygon>
        <draw:frame draw:style-name="gr3" draw:text-style-name="P4" draw:layer="layout" svg:width="0.709cm" svg:height="0.433cm" svg:x="4.893cm" svg:y="15.18cm">
          <draw:text-box>
            <text:p text:style-name="P1"><text:span text:style-name="T18"> </text:span></text:p>
          </draw:text-box>
        </draw:frame>
        <draw:frame draw:style-name="gr3" draw:text-style-name="P4" draw:layer="layout" svg:width="10.975cm" svg:height="0.433cm" svg:x="5.761cm" svg:y="15.136cm">
          <draw:text-box>
            <text:p text:style-name="P1"><text:span text:style-name="T16">No error messages appear in the browser’s DevTool’s console. </text:span></text:p>
          </draw:text-box>
        </draw:frame>
        <draw:frame draw:style-name="gr3" draw:text-style-name="P4" draw:layer="layout" svg:width="0.709cm" svg:height="0.433cm" svg:x="2.053cm" svg:y="16.312cm">
          <draw:text-box>
            <text:p text:style-name="P1"><text:span text:style-name="T18"> </text:span></text:p>
          </draw:text-box>
        </draw:frame>
        <draw:frame draw:style-name="gr4" draw:text-style-name="P5" draw:layer="layout" svg:width="0.422cm" svg:height="0.471cm" svg:x="2.755cm" svg:y="16.281cm">
          <draw:text-box>
            <text:p text:style-name="P1"><text:span text:style-name="T11">□</text:span></text:p>
          </draw:text-box>
        </draw:frame>
        <draw:frame draw:style-name="gr4" draw:text-style-name="P5" draw:layer="layout" svg:width="0.422cm" svg:height="0.471cm" svg:x="4.639cm" svg:y="16.281cm">
          <draw:text-box>
            <text:p text:style-name="P1"><text:span text:style-name="T11">□</text:span></text:p>
          </draw:text-box>
        </draw:frame>
        <draw:polygon draw:style-name="gr6" draw:text-style-name="P7" draw:layer="layout" svg:width="10.719cm" svg:height="0.443cm" svg:x="5.757cm" svg:y="16.266cm" svg:viewBox="0 0 10720 444" draw:points="0,444 10720,444 10720,0 0,0">
          <text:p/>
        </draw:polygon>
        <draw:frame draw:style-name="gr3" draw:text-style-name="P4" draw:layer="layout" svg:width="0.709cm" svg:height="0.433cm" svg:x="4.893cm" svg:y="16.312cm">
          <draw:text-box>
            <text:p text:style-name="P1"><text:span text:style-name="T18"> </text:span></text:p>
          </draw:text-box>
        </draw:frame>
        <draw:polygon draw:style-name="gr6" draw:text-style-name="P7" draw:layer="layout" svg:width="3.025cm" svg:height="0.435cm" svg:x="16.478cm" svg:y="16.263cm" svg:viewBox="0 0 3026 436" draw:points="0,436 3026,436 3026,0 0,0">
          <text:p/>
        </draw:polygon>
        <draw:frame draw:style-name="gr3" draw:text-style-name="P4" draw:layer="layout" svg:width="10.767cm" svg:height="0.433cm" svg:x="5.761cm" svg:y="16.265cm">
          <draw:text-box>
            <text:p text:style-name="P1"><text:span text:style-name="T16">HTML, CSS, and JavaScript code have been reformatted with </text:span></text:p>
          </draw:text-box>
        </draw:frame>
        <draw:frame draw:style-name="gr3" draw:text-style-name="P4" draw:layer="layout" svg:width="3.029cm" svg:height="0.454cm" svg:x="16.482cm" svg:y="16.256cm">
          <draw:text-box>
            <text:p text:style-name="P1"><text:span text:style-name="T5">atom-beautify</text:span></text:p>
          </draw:text-box>
        </draw:frame>
        <draw:frame draw:style-name="gr3" draw:text-style-name="P4" draw:layer="layout" svg:width="0.709cm" svg:height="0.433cm" svg:x="2.053cm" svg:y="17.431cm">
          <draw:text-box>
            <text:p text:style-name="P1"><text:span text:style-name="T18"> </text:span></text:p>
          </draw:text-box>
        </draw:frame>
        <draw:frame draw:style-name="gr4" draw:text-style-name="P5" draw:layer="layout" svg:width="0.422cm" svg:height="0.471cm" svg:x="2.755cm" svg:y="17.399cm">
          <draw:text-box>
            <text:p text:style-name="P1"><text:span text:style-name="T11">□</text:span></text:p>
          </draw:text-box>
        </draw:frame>
        <draw:frame draw:style-name="gr4" draw:text-style-name="P5" draw:layer="layout" svg:width="0.422cm" svg:height="0.471cm" svg:x="4.639cm" svg:y="17.399cm">
          <draw:text-box>
            <text:p text:style-name="P1"><text:span text:style-name="T11">□</text:span></text:p>
          </draw:text-box>
        </draw:frame>
        <draw:frame draw:style-name="gr3" draw:text-style-name="P4" draw:layer="layout" svg:width="0.709cm" svg:height="0.433cm" svg:x="4.893cm" svg:y="17.431cm">
          <draw:text-box>
            <text:p text:style-name="P1"><text:span text:style-name="T18"> </text:span></text:p>
          </draw:text-box>
        </draw:frame>
        <draw:frame draw:style-name="gr3" draw:text-style-name="P4" draw:layer="layout" svg:width="12.198cm" svg:height="0.433cm" svg:x="5.761cm" svg:y="17.418cm">
          <draw:text-box>
            <text:p text:style-name="P1"><text:span text:style-name="T16">The Project directory has been pushed to the above GitHub repository </text:span></text:p>
          </draw:text-box>
        </draw:frame>
        <draw:frame draw:style-name="gr3" draw:text-style-name="P4" draw:layer="layout" svg:width="2.008cm" svg:height="0.433cm" svg:x="2.053cm" svg:y="18.503cm">
          <draw:text-box>
            <text:p text:style-name="P1"><text:span text:style-name="T18">Comments</text:span><text:span text:style-name="T22">: </text:span></text:p>
          </draw:text-box>
        </draw:frame>
        <draw:frame draw:style-name="gr3" draw:text-style-name="P4" draw:layer="layout" svg:width="13.261cm" svg:height="0.433cm" svg:x="2.004cm" svg:y="21.532cm">
          <draw:text-box>
            <text:p text:style-name="P1"><text:span text:style-name="T15">Fill out and print this page, and submit it on the day this project is due. </text:span></text:p>
          </draw:text-box>
        </draw:frame>
        <draw:frame draw:style-name="gr4" draw:text-style-name="P5" draw:layer="layout" svg:width="1.987cm" svg:height="0.471cm" svg:x="2.057cm" svg:y="25.404cm">
          <draw:text-box>
            <text:p text:style-name="P1"><text:span text:style-name="T11">CPSC-349 </text:span></text:p>
          </draw:text-box>
        </draw:frame>
        <draw:frame draw:style-name="gr4" draw:text-style-name="P5" draw:layer="layout" svg:width="0.595cm" svg:height="0.497cm" svg:x="9.74cm" svg:y="25.388cm">
          <draw:text-box>
            <text:p text:style-name="P1"><text:span text:style-name="T12">17</text:span></text:p>
          </draw:text-box>
        </draw:frame>
        <draw:frame draw:style-name="gr4" draw:text-style-name="P5" draw:layer="layout" svg:width="0.422cm" svg:height="0.471cm" svg:x="10.159cm" svg:y="25.404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0.883cm" svg:height="0.497cm" svg:x="10.265cm" svg:y="25.388cm">
          <draw:text-box>
            <text:p text:style-name="P1"><text:span text:style-name="T12">Feb</text:span></text:p>
          </draw:text-box>
        </draw:frame>
        <draw:frame draw:style-name="gr4" draw:text-style-name="P5" draw:layer="layout" svg:width="0.743cm" svg:height="0.471cm" svg:x="10.888cm" svg:y="25.404cm">
          <draw:text-box>
            <text:p text:style-name="P1"><text:span text:style-name="T11"><text:s/></text:span><text:span text:style-name="T11">202</text:span></text:p>
          </draw:text-box>
        </draw:frame>
        <draw:frame draw:style-name="gr4" draw:text-style-name="P5" draw:layer="layout" svg:width="0.422cm" svg:height="0.497cm" svg:x="11.629cm" svg:y="25.388cm">
          <draw:text-box>
            <text:p text:style-name="P1"><text:span text:style-name="T12">1</text:span></text:p>
          </draw:text-box>
        </draw:frame>
        <draw:line draw:style-name="gr5" draw:text-style-name="P6" draw:layer="layout" svg:x1="2cm" svg:y1="25.348cm" svg:x2="19.587cm" svg:y2="25.348cm">
          <text:p/>
        </draw:line>
        <draw:frame draw:style-name="gr4" draw:text-style-name="P5" draw:layer="layout" svg:width="1.941cm" svg:height="0.471cm" svg:x="17.586cm" svg:y="25.404cm">
          <draw:text-box>
            <text:p text:style-name="P1"><text:span text:style-name="T11">page 2 of 2</text:span></text:p>
          </draw:text-box>
        </draw:frame>
        <draw:custom-shape draw:style-name="gr8" draw:text-style-name="P8" draw:layer="layout" svg:width="0.318cm" svg:height="0.304cm" svg:x="2.705cm" svg:y="9.6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318cm" svg:height="0.304cm" svg:x="2.705cm" svg:y="10.72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318cm" svg:height="0.304cm" svg:x="2.696cm" svg:y="11.8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318cm" svg:height="0.304cm" svg:x="2.705cm" svg:y="12.99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318cm" svg:height="0.304cm" svg:x="2.705cm" svg:y="14.1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318cm" svg:height="0.304cm" svg:x="2.705cm" svg:y="15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318cm" svg:height="0.304cm" svg:x="2.695cm" svg:y="16.36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318cm" svg:height="0.304cm" svg:x="2.755cm" svg:y="17.49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96cm" svg:height="0.454cm" svg:x="4.44cm" svg:y="4.224cm">
          <draw:text-box>
            <text:p text:style-name="P1"><text:span text:style-name="T7">David Estephania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 Mono1" svg:font-family="'Andale Mono'"/>
    <style:font-face style:name="Arial1" svg:font-family="Arial"/>
    <style:font-face style:name="DejaVu Sans Mono1" svg:font-family="'DejaVu Sans Mono'"/>
    <style:font-face style:name="Liberation Sans" svg:font-family="'Liberation Sans'"/>
    <style:font-face style:name="Liberation Serif2" svg:font-family="'Liberation Serif'"/>
    <style:font-face style:name="MinionProIt1" svg:font-family="MinionProIt"/>
    <style:font-face style:name="Andale Mono" svg:font-family="'Andale Mono'" style:font-pitch="variable"/>
    <style:font-face style:name="Arial" svg:font-family="Arial" style:font-pitch="variable"/>
    <style:font-face style:name="DejaVu Sans1" svg:font-family="'DejaVu Sans'" style:font-pitch="variable"/>
    <style:font-face style:name="DejaVu Sans Mono" svg:font-family="'DejaVu Sans Mono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MinionProIt" svg:font-family="MinionProIt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7cm" fo:margin-bottom="1cm" fo:margin-left="1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46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17T12:27:25.406646178</dc:date>
    <meta:editing-duration>PT2M50S</meta:editing-duration>
    <meta:editing-cycles>1</meta:editing-cycles>
    <meta:document-statistic meta:object-count="184"/>
    <meta:generator>LibreOffice/6.4.6.2$Linux_X86_64 LibreOffice_project/40$Build-2</meta:generator>
  </office:meta>
</office:document-meta>
</file>